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d9" officeooo:paragraph-rsid="000dbbd9"/>
    </style:style>
    <style:style style:name="T1" style:family="text">
      <style:text-properties officeooo:rsid="000ee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ME CHANGE <text:span text:style-name="T1">HERW For know to <text:s/>diff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8:23:09.468317907</meta:creation-date>
    <dc:date>2022-02-15T18:27:07.416800715</dc:date>
    <meta:editing-duration>PT2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7" meta:character-count="34" meta:non-whitespace-character-count="27"/>
  </office:meta>
</office:document-meta>
</file>